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num Definitions</text:p>
      <text:p text:style-name="Standard"/>
      <text:p text:style-name="Standard">Este repositório contém as definições de enums para o gerenciamento de status de alunos e financeiros dentro da aplicação. Todos os enums estão localizados na pasta `br.com.alunoonline.api.enums`.</text:p>
      <text:p text:style-name="Standard"/>
      <text:p text:style-name="Standard">## Bibliotecas Utilizadas</text:p>
      <text:p text:style-name="Standard"/>
      <text:p text:style-name="Standard">Este código utiliza as bibliotecas padrão do Java, sem dependências externas adicionais. Os `enums` são usados para representar constantes imutáveis com valor fixo.</text:p>
      <text:p text:style-name="Standard"/>
      <text:p text:style-name="Standard">## Arquivos e Funções</text:p>
      <text:p text:style-name="Standard"/>
      <text:p text:style-name="Standard">### 1. `CursoTypeEnum.java`</text:p>
      <text:p text:style-name="Standard">Este enum define os tipos de cursos que um aluno pode estar matriculado. As opções são:</text:p>
      <text:p text:style-name="Standard">- `GRADUACAO`: Representa um curso de graduação.</text:p>
      <text:p text:style-name="Standard">- `ESPECIALIZACAO`: Representa um curso de especialização.</text:p>
      <text:p text:style-name="Standard">- `MESTRADO`: Representa um curso de mestrado.</text:p>
      <text:p text:style-name="Standard">- `DOUTORADO`: Representa um curso de doutorado.</text:p>
      <text:p text:style-name="Standard"/>
      <text:p text:style-name="Standard">### 2. `FinanceiroStatusEnum.java`</text:p>
      <text:p text:style-name="Standard">Este enum define os possíveis status financeiros de um aluno. As opções são:</text:p>
      <text:p text:style-name="Standard">- `EM_DIA`: Indica que o pagamento está em dia.</text:p>
      <text:p text:style-name="Standard">- `EM_ATRASO`: Indica que o pagamento está atrasado.</text:p>
      <text:p text:style-name="Standard">- `TRANCADO`: Refere-se a uma situação onde o acesso do aluno ao curso foi bloqueado devido a pendências financeiras.</text:p>
      <text:p text:style-name="Standard">- `CANCELADO`: Indica que o curso ou matrícula foi cancelado devido a questões financeiras.</text:p>
      <text:p text:style-name="Standard"/>
      <text:p text:style-name="Standard">### 3. `MatriculaAlunoStatusEnum.java`</text:p>
      <text:p text:style-name="Standard">Este enum define os possíveis status de matrícula de um aluno. As opções são:</text:p>
      <text:p text:style-name="Standard">- `APROVADO`: Indica que o aluno foi aprovado no curso ou disciplina.</text:p>
      <text:p text:style-name="Standard">- `REPROVADO`: Indica que o aluno foi reprovado.</text:p>
      <text:p text:style-name="Standard">- `TRANCADO`: Representa uma matrícula suspensa ou bloqueada.</text:p>
      <text:p text:style-name="Standard">- `MATRICULADO`: Indica que o aluno está matriculado ativamente no curso ou disciplin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16:47.992013427</meta:creation-date>
    <dc:date>2024-11-26T14:17:15.768262975</dc:date>
    <meta:editing-duration>PT28S</meta:editing-duration>
    <meta:editing-cycles>1</meta:editing-cycles>
    <meta:document-statistic meta:table-count="0" meta:image-count="0" meta:object-count="0" meta:page-count="1" meta:paragraph-count="23" meta:word-count="231" meta:character-count="1535" meta:non-whitespace-character-count="1327"/>
    <meta:generator>LibreOffice/7.3.7.2$Linux_X86_64 LibreOffice_project/30$Build-2</meta:generator>
  </office:meta>
</office:document-meta>
</file>